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12.687cm" svg:height="10.5cm" svg:x="1cm" svg:y="4.125cm" presentation:class="outline" presentation:placeholder="true">
          <draw:text-box/>
        </draw:frame>
        <draw:frame presentation:style-name="pr17" draw:layer="layout" svg:width="12.687cm" svg:height="10.5cm" svg:x="14.322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4M15S</meta:editing-duration>
    <meta:editing-cycles>7</meta:editing-cycles>
    <meta:generator>LibreOffice/24.2.7.2$Linux_X86_64 LibreOffice_project/420$Build-2</meta:generator>
    <dc:title>Midnightblue</dc:title>
    <dc:date>2026-01-18T22:20:05.956061062</dc:date>
    <meta:document-statistic meta:object-count="98"/>
  </office:meta>
</office:document-meta>
</file>